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5.897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5.897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5.897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6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1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12" style:family="paragraph">
      <style:text-properties fo:font-family="'DejaVu Sans'" style:font-family-generic="swiss" style:font-pitch="variable"/>
    </style:style>
    <style:style style:name="P13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7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font-size="24pt" fo:font-weight="normal" style:font-weight-asian="normal" style:font-weight-complex="normal"/>
    </style:style>
    <style:style style:name="T6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family="'DejaVu Sans'" style:font-family-generic="swiss" style:font-pitch="variable" fo:font-size="24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40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family="'DejaVu Sans'" style:font-family-generic="swiss" style:font-pitch="variable"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Introduction in PHP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3.187cm" svg:x="1.878cm" svg:y="4.684cm" presentation:class="outline" presentation:user-transformed="true">
          <draw:text-box>
            <text:list text:style-name="L4">
              <text:list-item>
                <text:p><text:span text:style-name="T4">Introduction to PHP</text:span></text:p>
              </text:list-item>
              <text:list-item>
                <text:p><text:span text:style-name="T4">PHP Install</text:span></text:p>
              </text:list-item>
              <text:list-item>
                <text:p><text:span text:style-name="T4">PHP Syntax</text:span></text:p>
              </text:list-item>
              <text:list-item>
                <text:p><text:span text:style-name="T4">PHP Variables</text:span></text:p>
              </text:list-item>
              <text:list-item>
                <text:p><text:span text:style-name="T4">PHP Echo / Print</text:span></text:p>
              </text:list-item>
              <text:list-item>
                <text:p><text:span text:style-name="T4">PHP Data Types</text:span></text:p>
              </text:list-item>
              <text:list-item>
                <text:p><text:span text:style-name="T4">PHP String Functions</text:span></text:p>
              </text:list-item>
              <text:list-item>
                <text:p><text:span text:style-name="T4">PHP Constants</text:span></text:p>
              </text:list-item>
              <text:list-item>
                <text:p><text:span text:style-name="T4">PHP Operators</text:span></text:p>
              </text:list-item>
              <text:list-item>
                <text:p><text:span text:style-name="T4">PHP If...Else...Elseif</text:span></text:p>
              </text:list-item>
              <text:list-item>
                <text:p><text:span text:style-name="T4">PHP Switch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6" draw:text-style-name="P8" draw:layer="layout" svg:width="28.602cm" svg:height="5.897cm" svg:x="1.878cm" svg:y="4.684cm" presentation:class="outline" presentation:user-transformed="true">
          <draw:text-box>
            <text:list text:style-name="L4">
              <text:list-item>
                <text:p><text:span text:style-name="T4">PHP While Loops</text:span></text:p>
              </text:list-item>
              <text:list-item>
                <text:p><text:span text:style-name="T4">PHP For Loops</text:span></text:p>
              </text:list-item>
              <text:list-item>
                <text:p><text:span text:style-name="T4">PHP Functions</text:span></text:p>
              </text:list-item>
              <text:list-item>
                <text:p><text:span text:style-name="T4">PHP Arrays</text:span></text:p>
              </text:list-item>
              <text:list-item>
                <text:p><text:span text:style-name="T4">PHP Sorting Array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Introduction</text:span></text:p>
          </draw:text-box>
        </draw:frame>
        <draw:frame presentation:style-name="pr8" draw:text-style-name="P8" draw:layer="layout" svg:width="28.602cm" svg:height="12.382cm" svg:x="1.878cm" svg:y="4.684cm" presentation:class="outline" presentation:user-transformed="true">
          <draw:text-box>
            <text:list text:style-name="L4">
              <text:list-item>
                <text:p><text:span text:style-name="T4">What We should already know</text:span></text:p>
                <text:list>
                  <text:list-item>
                    <text:p><text:span text:style-name="T5">Before you continue you should have a basic understanding of the following:</text:span></text:p>
                    <text:list>
                      <text:list-item>
                        <text:p><text:span text:style-name="T5">HTML</text:span></text:p>
                      </text:list-item>
                      <text:list-item>
                        <text:p><text:span text:style-name="T5">CSS</text:span></text:p>
                      </text:list-item>
                      <text:list-item>
                        <text:p><text:span text:style-name="T5">JavaScrip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What is PHP?</text:span></text:p>
                <text:list>
                  <text:list-item>
                    <text:p><text:span text:style-name="T5">PHP is an acronym for "PHP Hypertext Preprocessor"</text:span></text:p>
                  </text:list-item>
                  <text:list-item>
                    <text:p><text:span text:style-name="T5">PHP is a widely-used, open source scripting language</text:span></text:p>
                  </text:list-item>
                  <text:list-item>
                    <text:p><text:span text:style-name="T5">PHP scripts are executed on the server</text:span></text:p>
                  </text:list-item>
                  <text:list-item>
                    <text:p><text:span text:style-name="T5">PHP costs nothing, it is free to download and us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Introduction (cont.)</text:span></text:p>
          </draw:text-box>
        </draw:frame>
        <draw:frame presentation:style-name="pr10" draw:text-style-name="P8" draw:layer="layout" svg:width="28.602cm" svg:height="13.635cm" svg:x="1.878cm" svg:y="4.684cm" presentation:class="outline" presentation:user-transformed="true">
          <draw:text-box>
            <text:list text:style-name="L4">
              <text:list-item>
                <text:p><text:span text:style-name="T4">PHP is an popular language!</text:span></text:p>
                <text:list>
                  <text:list-item>
                    <text:p><text:span text:style-name="T5">It is powerful enough to be at the core of the biggest blogging system on the web (WordPress)!</text:span></text:p>
                  </text:list-item>
                  <text:list-item>
                    <text:p><text:span text:style-name="T5">It is deep enough to run the largest social network (Facebook)!</text:span></text:p>
                  </text:list-item>
                  <text:list-item>
                    <text:p><text:span text:style-name="T5">It is also easy enough to be a beginner's first server side language!</text:span></text:p>
                  </text:list-item>
                </text:list>
              </text:list-item>
              <text:list-item>
                <text:p><text:span text:style-name="T5">What is a PHP File?</text:span></text:p>
                <text:list>
                  <text:list-item>
                    <text:p><text:span text:style-name="T5">PHP files can contain text, HTML, CSS, JavaScript, and PHP code</text:span></text:p>
                  </text:list-item>
                  <text:list-item>
                    <text:p><text:span text:style-name="T5">PHP code are executed on the server, and the result is returned to the browser as plain HTML</text:span></text:p>
                  </text:list-item>
                  <text:list-item>
                    <text:p><text:span text:style-name="T5">PHP files have extension ".php"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Introduction (cont.)</text:span></text:p>
          </draw:text-box>
        </draw:frame>
        <draw:frame presentation:style-name="pr12" draw:text-style-name="P8" draw:layer="layout" svg:width="28.602cm" svg:height="13.014cm" svg:x="1.878cm" svg:y="4.684cm" presentation:class="outline" presentation:user-transformed="true">
          <draw:text-box>
            <text:list text:style-name="L4">
              <text:list-item>
                <text:p><text:span text:style-name="T4">What Can PHP Do?</text:span></text:p>
                <text:list>
                  <text:list-item>
                    <text:p><text:span text:style-name="T5">PHP can generate dynamic page content</text:span></text:p>
                  </text:list-item>
                  <text:list-item>
                    <text:p><text:span text:style-name="T5">PHP can create, open, read, write, delete, and close files on the server</text:span></text:p>
                  </text:list-item>
                  <text:list-item>
                    <text:p><text:span text:style-name="T5">PHP can collect form data</text:span></text:p>
                  </text:list-item>
                  <text:list-item>
                    <text:p><text:span text:style-name="T5">PHP can send and receive cookies</text:span></text:p>
                  </text:list-item>
                  <text:list-item>
                    <text:p><text:span text:style-name="T5">PHP can add, delete, modify data in your database</text:span></text:p>
                  </text:list-item>
                  <text:list-item>
                    <text:p><text:span text:style-name="T5">PHP can restrict users to access some pages on your website</text:span></text:p>
                  </text:list-item>
                  <text:list-item>
                    <text:p><text:span text:style-name="T5">PHP can encrypt data</text:span></text:p>
                  </text:list-item>
                </text:list>
              </text:list-item>
              <text:list-item>
                <text:p><text:span text:style-name="T5">With PHP you are not limited to output HTML. You can output images, PDF files, and even Flash movies. You can also output any text, such as XHTML and XML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Installation</text:span></text:p>
          </draw:text-box>
        </draw:frame>
        <draw:frame presentation:style-name="pr14" draw:text-style-name="P8" draw:layer="layout" svg:width="28.602cm" svg:height="14.269cm" svg:x="1.878cm" svg:y="4.684cm" presentation:class="outline" presentation:user-transformed="true">
          <draw:text-box>
            <text:list text:style-name="L4">
              <text:list-item>
                <text:p><text:span text:style-name="T4">To start using PHP, you can:</text:span></text:p>
                <text:list>
                  <text:list-item>
                    <text:p><text:span text:style-name="T5">Find a web host with PHP and MySQL support</text:span></text:p>
                  </text:list-item>
                  <text:list-item>
                    <text:p><text:span text:style-name="T5">Install a web server on your own PC, and then install PHP and MySQL</text:span></text:p>
                  </text:list-item>
                </text:list>
              </text:list-item>
              <text:list-item>
                <text:p><text:span text:style-name="T5">Use a Web Host With PHP Support</text:span></text:p>
                <text:list>
                  <text:list-item>
                    <text:p><text:span text:style-name="T5">If your server has activated support for PHP you do not need to do anything.</text:span></text:p>
                  </text:list-item>
                  <text:list-item>
                    <text:p><text:span text:style-name="T5">Just create some .php files, place them in your web directory, and the server will automatically parse them for you.</text:span></text:p>
                  </text:list-item>
                  <text:list-item>
                    <text:p><text:span text:style-name="T5">You do not need to compile anything or install any extra tools.</text:span></text:p>
                  </text:list-item>
                  <text:list-item>
                    <text:p><text:span text:style-name="T5">Because PHP is free, most web hosts offer PHP support.</text:span></text:p>
                  </text:list-item>
                </text:list>
              </text:list-item>
              <text:list-item>
                <text:p><text:span text:style-name="T5">However, if your server does not support PHP, you must</text:span></text:p>
                <text:list>
                  <text:list-item>
                    <text:p><text:span text:style-name="T5">install a web server, install PHP, install a databas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Syntax</text:span></text:p>
          </draw:text-box>
        </draw:frame>
        <draw:frame presentation:style-name="pr16" draw:text-style-name="P8" draw:layer="layout" svg:width="28.602cm" svg:height="13.998cm" svg:x="1.878cm" svg:y="4.684cm" presentation:class="outline" presentation:user-transformed="true">
          <draw:text-box>
            <text:list text:style-name="L4">
              <text:list-item>
                <text:p><text:span text:style-name="T4">The PHP script is executed on the server, and the plain HTML result is sent back to the browser.</text:span></text:p>
              </text:list-item>
              <text:list-item>
                <text:p><text:span text:style-name="T4">A PHP script can be placed anywhere in the document.</text:span></text:p>
              </text:list-item>
              <text:list-item>
                <text:p><text:span text:style-name="T4">A PHP script starts with &lt;?php and ends with ?&gt;:</text:span></text:p>
                <text:list>
                  <text:list-item>
                    <text:p><text:span text:style-name="T6">&lt;?php</text:span></text:p>
                  </text:list-item>
                  <text:list-item>
                    <text:p><text:span text:style-name="T6">// PHP code goes here</text:span></text:p>
                  </text:list-item>
                  <text:list-item>
                    <text:p><text:span text:style-name="T6">?&gt;</text:span></text:p>
                  </text:list-item>
                </text:list>
              </text:list-item>
              <text:list-item>
                <text:p><text:span text:style-name="T4">A comment in PHP code is a line that is not read/executed as part of the program. Its only purpose is to be read by someone who is editing the code!</text:span></text:p>
              </text:list-item>
              <text:list-item>
                <text:p><text:span text:style-name="T4">PHP supports three ways of commenting:</text:span></text:p>
                <text:list>
                  <text:list-item>
                    <text:p><text:span text:style-name="T6">// single line comment, # also a single line comment</text:span></text:p>
                  </text:list-item>
                  <text:list-item>
                    <text:p><text:span text:style-name="T6">/* multiple lines comment block */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PHP 5 Syntax (cont.)</text:span></text:p>
          </draw:text-box>
        </draw:frame>
        <draw:frame presentation:style-name="pr18" draw:text-style-name="P8" draw:layer="layout" svg:width="28.602cm" svg:height="5.897cm" svg:x="1.878cm" svg:y="4.684cm" presentation:class="outline" presentation:user-transformed="true">
          <draw:text-box>
            <text:list text:style-name="L4">
              <text:list-item>
                <text:p><text:span text:style-name="T6">PHP statements are terminated by semicolon (;). The closing tag of a block of PHP code also automatically implies a semicolon (so you do not have to have a semicolon terminating the last line of a PHP block).</text:span></text:p>
              </text:list-item>
              <text:list-item>
                <text:p><text:span text:style-name="T7">In PHP, all user-defined functions, classes, and keywords (e.g. if, else, while, echo, etc.) are NOT case-sensitive.</text:span></text:p>
              </text:list-item>
              <text:list-item>
                <text:p><text:span text:style-name="T7">However; in PHP, all variables are case-sensitive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Variables</text:span></text:p>
          </draw:text-box>
        </draw:frame>
        <draw:frame presentation:style-name="pr20" draw:text-style-name="P13" draw:layer="layout" svg:width="28.602cm" svg:height="13.848cm" svg:x="1.878cm" svg:y="4.684cm" presentation:class="outline" presentation:user-transformed="true">
          <draw:text-box>
            <text:list text:style-name="L4">
              <text:list-item>
                <text:p text:style-name="P12"><text:span text:style-name="T9">Variables are "containers" for storing information:</text:span></text:p>
              </text:list-item>
              <text:list-item>
                <text:p text:style-name="P12"><text:span text:style-name="T9">As with algebra, PHP variables can be used to hold values (x=5) or expressions (z=x+y).</text:span></text:p>
              </text:list-item>
              <text:list-item>
                <text:p text:style-name="P12"><text:span text:style-name="T9">A variable can have a short name (like x and y) or a more descriptive name (age, carname, total_volume).</text:span></text:p>
              </text:list-item>
              <text:list-item>
                <text:p text:style-name="P12"><text:span text:style-name="T9">Rules for PHP variables:</text:span></text:p>
                <text:list>
                  <text:list-item>
                    <text:p text:style-name="P12"><text:span text:style-name="T9">A variable starts with the $ sign, followed by the name of the variable</text:span></text:p>
                  </text:list-item>
                  <text:list-item>
                    <text:p text:style-name="P12"><text:span text:style-name="T9">A variable name must start with a letter or the underscore.</text:span></text:p>
                  </text:list-item>
                  <text:list-item>
                    <text:p text:style-name="P12"><text:span text:style-name="T9">A variable name cannot start with a number</text:span></text:p>
                  </text:list-item>
                  <text:list-item>
                    <text:p text:style-name="P12"><text:span text:style-name="T9">A variable name can only contain alpha-numeric characters and underscores (A-z, 0-9, and _ )</text:span></text:p>
                  </text:list-item>
                  <text:list-item>
                    <text:p text:style-name="P12"><text:span text:style-name="T9">Variable names are case sensitive </text:span><text:span text:style-name="T9"><text:line-break/></text:span><text:span text:style-name="T9">($y and $Y are two different variables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Variables (cont.)</text:span></text:p>
          </draw:text-box>
        </draw:frame>
        <draw:frame presentation:style-name="pr22" draw:text-style-name="P14" draw:layer="layout" svg:width="28.602cm" svg:height="13.495cm" svg:x="1.878cm" svg:y="4.684cm" presentation:class="outline" presentation:user-transformed="true">
          <draw:text-box>
            <text:list text:style-name="L4">
              <text:list-item>
                <text:p text:style-name="P12">Creating (Declaring) PHP Variables</text:p>
                <text:list>
                  <text:list-item>
                    <text:p text:style-name="P12">PHP has no command for declaring a variable.</text:p>
                  </text:list-item>
                  <text:list-item>
                    <text:p text:style-name="P12">A variable is created the moment you first assign a value to it.</text:p>
                  </text:list-item>
                </text:list>
              </text:list-item>
              <text:list-item>
                <text:p text:style-name="P12">PHP is a loosely type language</text:p>
                <text:list>
                  <text:list-item>
                    <text:p text:style-name="P12">We did not have to tell PHP which data type the variable is.</text:p>
                  </text:list-item>
                  <text:list-item>
                    <text:p text:style-name="P12">PHP automatically converts the variable to the correct data type, depending on its value.</text:p>
                  </text:list-item>
                </text:list>
              </text:list-item>
              <text:list-item>
                <text:p text:style-name="P12">PHP Variables Scope</text:p>
                <text:list>
                  <text:list-item>
                    <text:p text:style-name="P12">In PHP, variables can be declared anywhere in the script.</text:p>
                  </text:list-item>
                  <text:list-item>
                    <text:p text:style-name="P12">The scope of a variable is the part of the script where the variable can be referenced/used.</text:p>
                  </text:list-item>
                  <text:list-item>
                    <text:p text:style-name="P12">PHP has three different variable scopes:</text:p>
                    <text:list>
                      <text:list-item>
                        <text:p text:style-name="P12">local, global, stat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Variables (cont.)</text:span></text:p>
          </draw:text-box>
        </draw:frame>
        <draw:frame presentation:style-name="pr24" draw:text-style-name="P14" draw:layer="layout" svg:width="28.602cm" svg:height="12.871cm" svg:x="1.878cm" svg:y="4.684cm" presentation:class="outline" presentation:user-transformed="true">
          <draw:text-box>
            <text:list text:style-name="L4">
              <text:list-item>
                <text:p text:style-name="P12">Local and Global Scope</text:p>
                <text:list>
                  <text:list-item>
                    <text:p text:style-name="P12">A variable declared outside a function has a GLOBAL SCOPE and can only be accessed outside a function.</text:p>
                  </text:list-item>
                  <text:list-item>
                    <text:p text:style-name="P12">A variable declared within a function has a LOCAL SCOPE and can only be accessed within that function.</text:p>
                  </text:list-item>
                  <text:list-item>
                    <text:p text:style-name="P12">You can have local variables with the same name in different functions, because local variables are only recognized by the function in which they are declared.</text:p>
                  </text:list-item>
                </text:list>
              </text:list-item>
              <text:list-item>
                <text:p text:style-name="P12">The <text:span text:style-name="T10">global</text:span> keyword is used to access a global variable from within a function:<text:tab/>global $x,$y;</text:p>
                <text:list>
                  <text:list-item>
                    <text:p text:style-name="P12"><text:span text:style-name="T11">PHP also stores all global variables in an array called $GLOBALS[index]. The index holds the name of the variable. This array is also accessible from within functions and can be used to update global variables directly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Variables (cont.)</text:span></text:p>
          </draw:text-box>
        </draw:frame>
        <draw:frame presentation:style-name="pr26" draw:text-style-name="P14" draw:layer="layout" svg:width="28.602cm" svg:height="9.32cm" svg:x="1.878cm" svg:y="4.684cm" presentation:class="outline" presentation:user-transformed="true">
          <draw:text-box>
            <text:list text:style-name="L4">
              <text:list-item>
                <text:p text:style-name="P12">PHP The static Keyword</text:p>
                <text:list>
                  <text:list-item>
                    <text:p text:style-name="P12">Normally, when a function is completed/executed, all of its variables are deleted. However, sometimes we want a local variable NOT to be deleted. We need it for a further job.</text:p>
                  </text:list-item>
                  <text:list-item>
                    <text:p text:style-name="P12">To do this, use the <text:span text:style-name="T10">static</text:span> keyword when you first declare the variable.</text:p>
                  </text:list-item>
                  <text:list-item>
                    <text:p text:style-name="P12">Then, each time the function is called, that variable will still have the information it contained from the last time the function was called.</text:p>
                  </text:list-item>
                  <text:list-item>
                    <text:p text:style-name="P12">The static variable is still local to the function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echo and print Statements</text:span></text:p>
          </draw:text-box>
        </draw:frame>
        <draw:frame presentation:style-name="pr28" draw:text-style-name="P14" draw:layer="layout" svg:width="28.602cm" svg:height="13.002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In PHP there are two basic ways to get output: echo and print.</text:span></text:p>
              </text:list-item>
              <text:list-item>
                <text:p text:style-name="P12"><text:span text:style-name="T11">There are some differences between echo and print:</text:span></text:p>
                <text:list>
                  <text:list-item>
                    <text:p text:style-name="P12"><text:span text:style-name="T12">echo - can output one or more strings</text:span></text:p>
                  </text:list-item>
                  <text:list-item>
                    <text:p text:style-name="P12"><text:span text:style-name="T12">print - can only output one string, and returns always 1</text:span></text:p>
                  </text:list-item>
                </text:list>
              </text:list-item>
              <text:list-item>
                <text:p text:style-name="P12"><text:span text:style-name="T11">echo is marginally faster compared to print as echo does not return any value.</text:span></text:p>
              </text:list-item>
              <text:list-item>
                <text:p text:style-name="P12"><text:span text:style-name="T11">The PHP echo Statement</text:span></text:p>
                <text:list>
                  <text:list-item>
                    <text:p text:style-name="P12"><text:span text:style-name="T12">echo is a language construct, and can be used with or without parentheses: echo or echo().</text:span></text:p>
                    <text:list>
                      <text:list-item>
                        <text:p text:style-name="P12"><text:span text:style-name="T12">echo "This", " string", " was", " made", " with multiple parameters.";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1">The PHP print Statement</text:span></text:p>
                <text:list>
                  <text:list-item>
                    <text:p text:style-name="P12"><text:span text:style-name="T11">print is also a language construct, and can be used with or without parentheses: print or print()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Data Types</text:span></text:p>
          </draw:text-box>
        </draw:frame>
        <draw:frame presentation:style-name="pr30" draw:text-style-name="P14" draw:layer="layout" svg:width="28.602cm" svg:height="13.989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PHP 5 Data types are following</text:span></text:p>
                <text:list>
                  <text:list-item>
                    <text:p><text:span text:style-name="T11">String, Integer, Floating point numbers, Boolean, Array, Object, NULL.</text:span></text:p>
                  </text:list-item>
                </text:list>
              </text:list-item>
              <text:list-item>
                <text:p><text:span text:style-name="T11">Strings</text:span></text:p>
                <text:list>
                  <text:list-item>
                    <text:p><text:span text:style-name="T11">A string can be any text inside quotes. We can use single or double quotes.</text:span></text:p>
                  </text:list-item>
                </text:list>
              </text:list-item>
              <text:list-item>
                <text:p><text:span text:style-name="T11">Integers</text:span></text:p>
                <text:list>
                  <text:list-item>
                    <text:p><text:span text:style-name="T11">An integer is a number without decimals.</text:span></text:p>
                    <text:list>
                      <text:list-item>
                        <text:p><text:span text:style-name="T12">An integer must not have a decimal point</text:span></text:p>
                      </text:list-item>
                      <text:list-item>
                        <text:p><text:span text:style-name="T12">An integer can be either positive or negative</text:span></text:p>
                      </text:list-item>
                      <text:list-item>
                        <text:p><text:span text:style-name="T12">Can be specified in three formats: decimal, hexadecimal or octal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Floating Point Numbers</text:span></text:p>
                <text:list>
                  <text:list-item>
                    <text:p><text:span text:style-name="T12">A floating point number is a number with a decimal point or</text:span><text:span text:style-name="T12"><text:line-break/></text:span><text:span text:style-name="T12">a number in exponential form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Data Types (cont.)</text:span></text:p>
          </draw:text-box>
        </draw:frame>
        <draw:frame presentation:style-name="pr32" draw:text-style-name="P14" draw:layer="layout" svg:width="28.602cm" svg:height="13.94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The PHP var_dump() function returns the data type and value of variables.</text:span></text:p>
              </text:list-item>
              <text:list-item>
                <text:p text:style-name="P12"><text:span text:style-name="T11">Booleans</text:span></text:p>
                <text:list>
                  <text:list-item>
                    <text:p><text:span text:style-name="T11">Booleans can be either TRUE or FALSE.</text:span></text:p>
                  </text:list-item>
                </text:list>
              </text:list-item>
              <text:list-item>
                <text:p><text:span text:style-name="T11">Arrays</text:span></text:p>
                <text:list>
                  <text:list-item>
                    <text:p><text:span text:style-name="T12">An array stores multiple values in one single variable.</text:span></text:p>
                  </text:list-item>
                  <text:list-item>
                    <text:p><text:span text:style-name="T12">The array() function is used to create an array.</text:span></text:p>
                  </text:list-item>
                  <text:list-item>
                    <text:p><text:span text:style-name="T12">In PHP, there are three types of arrays:</text:span></text:p>
                    <text:list>
                      <text:list-item>
                        <text:p><text:span text:style-name="T12">Indexed arrays - Arrays with numeric index</text:span></text:p>
                      </text:list-item>
                      <text:list-item>
                        <text:p><text:span text:style-name="T12">Associative arrays - Arrays with named keys</text:span></text:p>
                      </text:list-item>
                      <text:list-item>
                        <text:p><text:span text:style-name="T12">Multidimensional arrays - Arrays containing one or more arrays</text:span></text:p>
                      </text:list-item>
                    </text:list>
                  </text:list-item>
                  <text:list-item>
                    <text:p><text:span text:style-name="T12">Syntax for indexed arrays: array(value1,value2,value3,etc.);</text:span></text:p>
                  </text:list-item>
                  <text:list-item>
                    <text:p><text:span text:style-name="T12">Syntax for associative arrays: </text:span><text:span text:style-name="T12"><text:line-break/></text:span><text:span text:style-name="T12">array(key=&gt;value,key=&gt;value,key=&gt;value,etc.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Data Types (cont.)</text:span></text:p>
          </draw:text-box>
        </draw:frame>
        <draw:frame presentation:style-name="pr34" draw:text-style-name="P14" draw:layer="layout" svg:width="28.602cm" svg:height="14.359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Arrays common functions</text:span></text:p>
                <text:list>
                  <text:list-item>
                    <text:p><text:span text:style-name="T12">join() and implode() function returns a string from the elements of an array: Syntax:</text:span><text:span text:style-name="T12"><text:tab/></text:span><text:span text:style-name="T12"><text:tab/></text:span><text:span text:style-name="T12">join(separator,array)</text:span></text:p>
                  </text:list-item>
                  <text:list-item>
                    <text:p><text:span text:style-name="T12">array_diff() function compares the values of two (or more) arrays, and returns the differences:</text:span><text:span text:style-name="T12"><text:tab/></text:span><text:span text:style-name="T12">array_diff(array1,array2,array3...);</text:span></text:p>
                  </text:list-item>
                  <text:list-item>
                    <text:p><text:span text:style-name="T12">array_fill() function fills an array with values: array_fill(index,number,value);</text:span></text:p>
                  </text:list-item>
                  <text:list-item>
                    <text:p><text:span text:style-name="T12">array_keys() function returns an array containing the keys.</text:span></text:p>
                  </text:list-item>
                  <text:list-item>
                    <text:p><text:span text:style-name="T12">array_pop()</text:span><text:span text:style-name="T12"><text:tab/></text:span><text:span text:style-name="T12">Deletes the last element of an array</text:span></text:p>
                  </text:list-item>
                  <text:list-item>
                    <text:p><text:span text:style-name="T12">array_push()</text:span><text:span text:style-name="T12"><text:tab/></text:span><text:span text:style-name="T12">Inserts one or more elements to the end of an array</text:span></text:p>
                  </text:list-item>
                  <text:list-item>
                    <text:p><text:span text:style-name="T12">array_search() function search an array for a value and returns the key.</text:span></text:p>
                  </text:list-item>
                  <text:list-item>
                    <text:p><text:span text:style-name="T12">array_slice()</text:span><text:span text:style-name="T12"><text:tab/></text:span><text:span text:style-name="T12">Returns selected parts of an array</text:span></text:p>
                  </text:list-item>
                  <text:list-item>
                    <text:p><text:span text:style-name="T12">array_unique()</text:span><text:span text:style-name="T12"><text:tab/></text:span><text:span text:style-name="T12">Removes duplicate values from an array</text:span></text:p>
                  </text:list-item>
                  <text:list-item>
                    <text:p><text:span text:style-name="T12">count()</text:span><text:span text:style-name="T12"><text:tab/></text:span><text:span text:style-name="T12">Returns the number of elements in an array</text:span></text:p>
                  </text:list-item>
                  <text:list-item>
                    <text:p><text:span text:style-name="T12">sort()</text:span><text:span text:style-name="T12"><text:tab/></text:span><text:span text:style-name="T12">Sorts an indexed array in ascending order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Data Types (cont.)</text:span></text:p>
          </draw:text-box>
        </draw:frame>
        <draw:frame presentation:style-name="pr36" draw:text-style-name="P14" draw:layer="layout" svg:width="28.602cm" svg:height="14.188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Objects</text:span></text:p>
                <text:list>
                  <text:list-item>
                    <text:p><text:span text:style-name="T12">An object is a data type which stores data and information on how to process that data.</text:span></text:p>
                  </text:list-item>
                  <text:list-item>
                    <text:p><text:span text:style-name="T12">In PHP, an object must be explicitly declared.</text:span></text:p>
                  </text:list-item>
                  <text:list-item>
                    <text:p><text:span text:style-name="T12">First we must declare a class of object. For this, we use the class keyword. A class is a structure that can contain properties and methods.</text:span></text:p>
                  </text:list-item>
                  <text:list-item>
                    <text:p><text:span text:style-name="T12">We then define the data type in the object class, and then we use the data type in instances of that class:</text:span></text:p>
                    <text:list>
                      <text:list-item>
                        <text:p><text:span text:style-name="T12">class Car {</text:span></text:p>
                      </text:list-item>
                      <text:list-item>
                        <text:p><text:span text:style-name="T12"><text:s text:c="2"/></text:span><text:span text:style-name="T12">var $color;</text:span></text:p>
                      </text:list-item>
                      <text:list-item>
                        <text:p><text:span text:style-name="T12"><text:s text:c="2"/></text:span><text:span text:style-name="T12">function Car($color="green") {</text:span></text:p>
                      </text:list-item>
                      <text:list-item>
                        <text:p><text:span text:style-name="T12"><text:s text:c="4"/></text:span><text:span text:style-name="T12">$this-&gt;color = $color; <text:s/>}</text:span></text:p>
                      </text:list-item>
                      <text:list-item>
                        <text:p><text:span text:style-name="T12"><text:s text:c="2"/></text:span><text:span text:style-name="T12">function what_color() {</text:span></text:p>
                      </text:list-item>
                      <text:list-item>
                        <text:p><text:span text:style-name="T12"><text:s text:c="4"/></text:span><text:span text:style-name="T12">return $this-&gt;color; <text:s/>}</text:span></text:p>
                      </text:list-item>
                      <text:list-item>
                        <text:p><text:span text:style-name="T1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Data Types (cont.)</text:span></text:p>
          </draw:text-box>
        </draw:frame>
        <draw:frame presentation:style-name="pr38" draw:text-style-name="P14" draw:layer="layout" svg:width="28.602cm" svg:height="11.971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PHP NULL Value</text:span></text:p>
                <text:list>
                  <text:list-item>
                    <text:p><text:span text:style-name="T11">The special NULL value represents that a variable has no value. NULL is the only possible value of data type NULL.</text:span></text:p>
                  </text:list-item>
                  <text:list-item>
                    <text:p><text:span text:style-name="T11">The NULL value identifies whether a variable is empty or not. Also useful to differentiate between the empty string and null values of databases.</text:span></text:p>
                  </text:list-item>
                  <text:list-item>
                    <text:p><text:span text:style-name="T11">Variables can be emptied by setting the value to NULL:</text:span></text:p>
                    <text:list>
                      <text:list-item>
                        <text:p><text:span text:style-name="T11">&lt;?php</text:span></text:p>
                      </text:list-item>
                      <text:list-item>
                        <text:p><text:span text:style-name="T11">$x="Hello.";</text:span></text:p>
                      </text:list-item>
                      <text:list-item>
                        <text:p><text:span text:style-name="T11">$x=null;</text:span></text:p>
                      </text:list-item>
                      <text:list-item>
                        <text:p><text:span text:style-name="T11">var_dump($x);</text:span></text:p>
                      </text:list-item>
                      <text:list-item>
                        <text:p><text:span text:style-name="T11">?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String Functions</text:span></text:p>
          </draw:text-box>
        </draw:frame>
        <draw:frame presentation:style-name="pr40" draw:text-style-name="P14" draw:layer="layout" svg:width="28.602cm" svg:height="14.014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1">Some commonly used functions to manipulate strings.</text:span></text:p>
                <text:list>
                  <text:list-item>
                    <text:p><text:span text:style-name="T12">The strlen() function returns the length of a string, in characters.</text:span></text:p>
                    <text:list>
                      <text:list-item>
                        <text:p><text:span text:style-name="T12">strlen() is often used in loops or other functions, when it is important to know when a string ends.</text:span></text:p>
                      </text:list-item>
                    </text:list>
                  </text:list-item>
                  <text:list-item>
                    <text:p><text:span text:style-name="T12">The strpos() function is used to search for a specified character or text within a string.</text:span></text:p>
                    <text:list>
                      <text:list-item>
                        <text:p><text:span text:style-name="T12">If a match is found, it will return the character position of the first match. If no match is found, it will return FALSE.</text:span></text:p>
                      </text:list-item>
                    </text:list>
                  </text:list-item>
                  <text:list-item>
                    <text:p><text:span text:style-name="T12">crypt()</text:span><text:span text:style-name="T12"><text:tab/></text:span><text:span text:style-name="T12">One-way string encryption (hashing)</text:span></text:p>
                  </text:list-item>
                  <text:list-item>
                    <text:p><text:span text:style-name="T12">explode()</text:span><text:span text:style-name="T12"><text:tab/></text:span><text:span text:style-name="T12">Breaks a string into an array</text:span></text:p>
                  </text:list-item>
                  <text:list-item>
                    <text:p><text:span text:style-name="T12">printf()</text:span><text:span text:style-name="T12"><text:tab/></text:span><text:span text:style-name="T12">Outputs a formatted string</text:span></text:p>
                  </text:list-item>
                  <text:list-item>
                    <text:p><text:span text:style-name="T12">strcmp()</text:span><text:span text:style-name="T12"><text:tab/></text:span><text:span text:style-name="T12">Compares two strings (case-sensitive)</text:span></text:p>
                  </text:list-item>
                  <text:list-item>
                    <text:p><text:span text:style-name="T12">trim()</text:span><text:span text:style-name="T12"><text:tab/></text:span><text:span text:style-name="T12">Removes whitespace or other characters from both sides of a string</text:span></text:p>
                  </text:list-item>
                  <text:list-item>
                    <text:p><text:span text:style-name="T12">wordwrap()</text:span><text:span text:style-name="T12"><text:tab/></text:span><text:span text:style-name="T12">Wraps a string to a given number of character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Constants</text:span></text:p>
          </draw:text-box>
        </draw:frame>
        <draw:frame presentation:style-name="pr42" draw:text-style-name="P14" draw:layer="layout" svg:width="28.602cm" svg:height="12.195cm" svg:x="1.878cm" svg:y="4.584cm" presentation:class="outline" presentation:user-transformed="true">
          <draw:text-box>
            <text:list text:style-name="L4">
              <text:list-item>
                <text:p text:style-name="P12"><text:span text:style-name="T13">Constants are like variables except that once they are defined they cannot be changed or undefined.</text:span></text:p>
              </text:list-item>
              <text:list-item>
                <text:p text:style-name="P12"><text:span text:style-name="T11">To set a constant, use the define() function - it takes 3 parameters:</text:span></text:p>
                <text:list>
                  <text:list-item>
                    <text:p><text:span text:style-name="T11">The first parameter defines the name of the constant</text:span></text:p>
                  </text:list-item>
                  <text:list-item>
                    <text:p><text:span text:style-name="T11">The second parameter defines the value of the constant</text:span></text:p>
                  </text:list-item>
                  <text:list-item>
                    <text:p><text:span text:style-name="T11">The optional third parameter specifies whether the constant name should be case-insensitive. Default is false.</text:span></text:p>
                  </text:list-item>
                </text:list>
              </text:list-item>
              <text:list-item>
                <text:p><text:span text:style-name="T11">Example:</text:span></text:p>
                <text:list>
                  <text:list-item>
                    <text:p><text:span text:style-name="T12">&lt;?php</text:span></text:p>
                  </text:list-item>
                  <text:list-item>
                    <text:p><text:span text:style-name="T12">define("GREETING", "Welcome to ITC");</text:span></text:p>
                  </text:list-item>
                  <text:list-item>
                    <text:p><text:span text:style-name="T12">echo GREETING;</text:span></text:p>
                  </text:list-item>
                  <text:list-item>
                    <text:p><text:span text:style-name="T12">?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Operators</text:span></text:p>
          </draw:text-box>
        </draw:frame>
        <draw:frame presentation:style-name="pr44" draw:text-style-name="P13" draw:layer="layout" svg:width="28.602cm" svg:height="11.959cm" svg:x="1.878cm" svg:y="4.584cm" presentation:class="outline" presentation:user-transformed="true">
          <draw:text-box>
            <text:list text:style-name="L4">
              <text:list-item>
                <text:p>Different operators that can be used in PHP scripts.</text:p>
                <text:list>
                  <text:list-item>
                    <text:p>+<text:tab/>Addition, -<text:tab/>Subtraction, *<text:tab/>Multiplication, /<text:tab/>Division, %<text:tab/>Modulus</text:p>
                  </text:list-item>
                </text:list>
              </text:list-item>
              <text:list-item>
                <text:p>PHP Assignment Operators</text:p>
                <text:list>
                  <text:list-item>
                    <text:p>The basic assignment operator in PHP is "=". It means that the left operand gets set to the value of the assignment expression on the right.</text:p>
                  </text:list-item>
                  <text:list-item>
                    <text:p>Others: <text:s/>+= , <text:s/>-=, <text:s/>*=, <text:s/>/=, <text:s/>%=</text:p>
                  </text:list-item>
                </text:list>
              </text:list-item>
              <text:list-item>
                <text:p>PHP String Operators</text:p>
                <text:list>
                  <text:list-item>
                    <text:p><text:span text:style-name="T12">.</text:span><text:span text:style-name="T12"><text:tab/></text:span><text:span text:style-name="T12"><text:tab/></text:span><text:span text:style-name="T12">-</text:span><text:span text:style-name="T12"><text:tab/></text:span><text:span text:style-name="T12">Concatenation</text:span></text:p>
                  </text:list-item>
                  <text:list-item>
                    <text:p><text:span text:style-name="T12">.=</text:span><text:span text:style-name="T12"><text:tab/></text:span><text:span text:style-name="T12">-</text:span><text:span text:style-name="T12"><text:tab/></text:span><text:span text:style-name="T12">Concatenation assignment</text:span></text:p>
                  </text:list-item>
                </text:list>
              </text:list-item>
              <text:list-item>
                <text:p>PHP Increment / Decrement Operators</text:p>
                <text:list>
                  <text:list-item>
                    <text:p>++$x<text:tab/>Pre-increment, $x++<text:tab/><text:tab/>Post-increment, --$x<text:tab/>Pre-decrement, $x--<text:tab/>Post-decrement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Operators (cont.)</text:span></text:p>
          </draw:text-box>
        </draw:frame>
        <draw:frame presentation:style-name="pr46" draw:text-style-name="P13" draw:layer="layout" svg:width="28.602cm" svg:height="7.751cm" svg:x="1.878cm" svg:y="4.584cm" presentation:class="outline" presentation:user-transformed="true">
          <draw:text-box>
            <text:list text:style-name="L4">
              <text:list-item>
                <text:p>PHP Comparison Operators</text:p>
                <text:list>
                  <text:list-item>
                    <text:p>==<text:tab/>Equal, ===<text:tab/>Identical, !=<text:tab/>Not equal, &lt;&gt;<text:tab/>Not equal, !==<text:tab/>Not identical, &gt;, &lt;, &gt;=, &lt;=</text:p>
                  </text:list-item>
                </text:list>
              </text:list-item>
              <text:list-item>
                <text:p>PHP Logical Operators</text:p>
                <text:list>
                  <text:list-item>
                    <text:p>and,<text:tab/>or, xor, &amp;&amp; (And), || (Or), ! (Not)</text:p>
                  </text:list-item>
                </text:list>
              </text:list-item>
              <text:list-item>
                <text:p>The PHP array operators are used to compare arrays:</text:p>
                <text:list>
                  <text:list-item>
                    <text:p>+<text:tab/>Union, ==<text:tab/>Equality, ===<text:tab/>Identity, !=<text:tab/>Inequality, <text:line-break/>&lt;&gt;<text:tab/>Inequality, !==<text:tab/>Non-identity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if...else...elseif Statements</text:span></text:p>
          </draw:text-box>
        </draw:frame>
        <draw:frame presentation:style-name="pr48" draw:text-style-name="P13" draw:layer="layout" svg:width="28.602cm" svg:height="14.304cm" svg:x="1.878cm" svg:y="4.584cm" presentation:class="outline" presentation:user-transformed="true">
          <draw:text-box>
            <text:list text:style-name="L4">
              <text:list-item>
                <text:p>Conditional statements are used to perform different actions based on different conditions.</text:p>
              </text:list-item>
              <text:list-item>
                <text:p>In PHP we have the following conditional statements:</text:p>
                <text:list>
                  <text:list-item>
                    <text:p>if statement - executes some code only if a specified condition is true</text:p>
                  </text:list-item>
                  <text:list-item>
                    <text:p>if...else statement - executes some code if a condition is true and another code if the condition is false</text:p>
                  </text:list-item>
                  <text:list-item>
                    <text:p>if...elseif....else statement - selects one of several blocks of code to be executed</text:p>
                  </text:list-item>
                  <text:list-item>
                    <text:p>switch statement - selects one of many blocks of code to be executed</text:p>
                  </text:list-item>
                </text:list>
              </text:list-item>
              <text:list-item>
                <text:p>Syntax:</text:p>
                <text:list>
                  <text:list-item>
                    <text:p><text:span text:style-name="T14">if (condition) {</text:span></text:p>
                    <text:p><text:span text:style-name="T14"><text:s text:c="2"/></text:span><text:span text:style-name="T14">code to be executed if condition is true;</text:span></text:p>
                    <text:p><text:span text:style-name="T14">} else {</text:span></text:p>
                    <text:p><text:span text:style-name="T14"><text:s text:c="2"/></text:span><text:span text:style-name="T14">code to be executed if condition is false;</text:span></text:p>
                    <text:p><text:span text:style-name="T14"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switch Statement</text:span></text:p>
          </draw:text-box>
        </draw:frame>
        <draw:frame presentation:style-name="pr50" draw:text-style-name="P13" draw:layer="layout" svg:width="28.602cm" svg:height="14.6cm" svg:x="1.878cm" svg:y="4.284cm" presentation:class="outline" presentation:user-transformed="true">
          <draw:text-box>
            <text:list text:style-name="L4">
              <text:list-item>
                <text:p text:style-name="P15"><text:span text:style-name="T11">The switch statement is used to perform different actions based on different conditions.</text:span></text:p>
              </text:list-item>
              <text:list-item>
                <text:p text:style-name="P15"><text:span text:style-name="T11">Syntax:</text:span></text:p>
                <text:list>
                  <text:list-item>
                    <text:p><text:span text:style-name="T14">switch (n) {</text:span></text:p>
                    <text:p><text:span text:style-name="T14"><text:s text:c="2"/></text:span><text:span text:style-name="T14">case label1:</text:span></text:p>
                    <text:p><text:span text:style-name="T14"><text:s text:c="4"/></text:span><text:span text:style-name="T14">//code to be executed if n=label1;</text:span></text:p>
                    <text:p><text:span text:style-name="T14"><text:s text:c="4"/></text:span><text:span text:style-name="T14">break;</text:span></text:p>
                    <text:p><text:span text:style-name="T14"><text:s text:c="2"/></text:span><text:span text:style-name="T14">case label2:</text:span></text:p>
                    <text:p><text:span text:style-name="T14"><text:s text:c="4"/></text:span><text:span text:style-name="T14">//code to be executed if n=label2;</text:span></text:p>
                    <text:p><text:span text:style-name="T14"><text:s text:c="4"/></text:span><text:span text:style-name="T14">break;</text:span></text:p>
                    <text:p><text:span text:style-name="T14"><text:s text:c="2"/></text:span><text:span text:style-name="T14">default:</text:span></text:p>
                    <text:p><text:span text:style-name="T14"><text:s text:c="4"/></text:span><text:span text:style-name="T14">//code to be executed if n is different from all labels;</text:span></text:p>
                    <text:p><text:span text:style-name="T14">}</text:span></text:p>
                  </text:list-item>
                </text:list>
              </text:list-item>
              <text:list-item>
                <text:p><text:span text:style-name="T11">Use break to prevent the code from running into the next case.</text:span></text:p>
              </text:list-item>
              <text:list-item>
                <text:p><text:span text:style-name="T11">The default statement is used if no match is found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while Loops</text:span></text:p>
          </draw:text-box>
        </draw:frame>
        <draw:frame presentation:style-name="pr52" draw:text-style-name="P13" draw:layer="layout" svg:width="28.602cm" svg:height="14.549cm" svg:x="1.878cm" svg:y="4.284cm" presentation:class="outline" presentation:user-transformed="true">
          <draw:text-box>
            <text:list text:style-name="L4">
              <text:list-item>
                <text:p text:style-name="P15"><text:span text:style-name="T11">PHP while loops execute a block of code while the specified condition is true.</text:span></text:p>
              </text:list-item>
              <text:list-item>
                <text:p text:style-name="P15"><text:span text:style-name="T11">In PHP, we have the following looping statements:</text:span></text:p>
                <text:list>
                  <text:list-item>
                    <text:p><text:span text:style-name="T12">while - loops through a block of code as long as the specified condition is true</text:span></text:p>
                  </text:list-item>
                  <text:list-item>
                    <text:p><text:span text:style-name="T12">do...while - loops through a block of code once, and then repeats the loop as long as the specified condition is true</text:span></text:p>
                  </text:list-item>
                  <text:list-item>
                    <text:p><text:span text:style-name="T12">for - loops through a block of code a specified number of times</text:span></text:p>
                  </text:list-item>
                  <text:list-item>
                    <text:p><text:span text:style-name="T12">foreach - loops through a block of code for each element in an array</text:span></text:p>
                  </text:list-item>
                </text:list>
              </text:list-item>
              <text:list-item>
                <text:p><text:span text:style-name="T11">Syntax:</text:span></text:p>
                <text:list>
                  <text:list-item>
                    <text:p><text:span text:style-name="T12">while (condition is true) {</text:span></text:p>
                    <text:p><text:span text:style-name="T12"><text:s text:c="2"/></text:span><text:span text:style-name="T12">//code to be executed;</text:span></text:p>
                    <text:p><text:span text:style-name="T12">}</text:span></text:p>
                  </text:list-item>
                </text:list>
              </text:list-item>
              <text:list-item>
                <text:p><text:span text:style-name="T11">The do...while loop will always execute the block of code once, it will then check the condition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for Loops</text:span></text:p>
          </draw:text-box>
        </draw:frame>
        <draw:frame presentation:style-name="pr54" draw:text-style-name="P13" draw:layer="layout" svg:width="28.602cm" svg:height="12.989cm" svg:x="1.878cm" svg:y="4.284cm" presentation:class="outline" presentation:user-transformed="true">
          <draw:text-box>
            <text:list text:style-name="L4">
              <text:list-item>
                <text:p>PHP for loops execute a block of code a specified number of times.</text:p>
              </text:list-item>
              <text:list-item>
                <text:p>The for loop is used when you know in advance how many times the script should run:</text:p>
                <text:list>
                  <text:list-item>
                    <text:p><text:span text:style-name="T14">for (init counter; test counter; increment counter) {</text:span></text:p>
                    <text:p><text:span text:style-name="T14"><text:s text:c="2"/></text:span><text:span text:style-name="T14">//code to be executed;</text:span></text:p>
                    <text:p><text:span text:style-name="T14">}</text:span></text:p>
                  </text:list-item>
                </text:list>
              </text:list-item>
              <text:list-item>
                <text:p>The foreach loop works only on arrays, and is used to loop through each key/value pair in an array:</text:p>
                <text:list>
                  <text:list-item>
                    <text:p><text:span text:style-name="T14">foreach ($array as $value) {</text:span></text:p>
                    <text:p><text:span text:style-name="T14"><text:s text:c="2"/></text:span><text:span text:style-name="T14">//code to be executed;</text:span></text:p>
                    <text:p><text:span text:style-name="T14">}</text:span></text:p>
                  </text:list-item>
                  <text:list-item>
                    <text:p>For every loop iteration, the value of the current array element is assigned to $value and the array pointer is moved by one, until it reaches the last array element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Functions</text:span></text:p>
          </draw:text-box>
        </draw:frame>
        <draw:frame presentation:style-name="pr56" draw:text-style-name="P13" draw:layer="layout" svg:width="28.602cm" svg:height="13.773cm" svg:x="1.878cm" svg:y="4.284cm" presentation:class="outline" presentation:user-transformed="true">
          <draw:text-box>
            <text:list text:style-name="L4">
              <text:list-item>
                <text:p>The real power of PHP comes from its functions; it has more than 1000 built-in functions.</text:p>
              </text:list-item>
              <text:list-item>
                <text:p>Create a user defined function in PHP</text:p>
                <text:list>
                  <text:list-item>
                    <text:p>A user defined function declaration starts with the word "function":</text:p>
                    <text:list>
                      <text:list-item>
                        <text:p>function functionName() {</text:p>
                      </text:list-item>
                      <text:list-item>
                        <text:p><text:s text:c="2"/>//code to be executed;</text:p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Function names are NOT case-sensitive.</text:p>
                  </text:list-item>
                </text:list>
              </text:list-item>
              <text:list-item>
                <text:p>Information can be passed to functions through arguments. An argument is just like a variable.</text:p>
              </text:list-item>
              <text:list-item>
                <text:p>PHP Default Argument Value</text:p>
                <text:list>
                  <text:list-item>
                    <text:p>Syntax: function functionName($argumentName=defaultValue) {}</text:p>
                  </text:list-item>
                  <text:list-item>
                    <text:p>If we call the function without arguments it takes the default value as argument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1" draw:layer="layout" svg:width="28.14cm" svg:height="1.644cm" svg:x="2.34cm" svg:y="1.399cm">
          <draw:text-box>
            <text:p text:style-name="P10"><text:span text:style-name="T8">PHP 5 Global Variables - Superglobals</text:span></text:p>
          </draw:text-box>
        </draw:frame>
        <draw:frame presentation:style-name="pr58" draw:text-style-name="P13" draw:layer="layout" svg:width="28.602cm" svg:height="14.189cm" svg:x="1.878cm" svg:y="4.284cm" presentation:class="outline" presentation:user-transformed="true">
          <draw:text-box>
            <text:list text:style-name="L4">
              <text:list-item>
                <text:p>Superglobals were introduced in PHP 4.1.0, and are built-in variables that are always available in all scopes.</text:p>
              </text:list-item>
              <text:list-item>
                <text:p>Several predefined variables in PHP are "superglobals", which means that they are always accessible, regardless of scope - and you can access them from any function, class or file without having to do anything special.</text:p>
              </text:list-item>
              <text:list-item>
                <text:p>The PHP superglobal variables are: $GLOBALS, $_SERVER, $_REQUEST,$_POST, $_GET, $_FILES, $_ENV, $_COOKIE, $_SESSION</text:p>
              </text:list-item>
              <text:list-item>
                <text:p>$_SERVER is a PHP super global variable which holds information about headers, paths, and script locations.</text:p>
              </text:list-item>
              <text:list-item>
                <text:p>$_REQUEST is used to collect data after submitting an HTML form.</text:p>
              </text:list-item>
              <text:list-item>
                <text:p>$_POST is widely used to collect form data after submitting an HTML form with method="post". $_POST is widely used to pass variables.</text:p>
              </text:list-item>
              <text:list-item>
                <text:p>$_GET can also be used to collect form data after submitting<text:line-break/>an HTML form with method="get".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1" presentation:presentation-page-layout-name="AL1T0">
        <office:forms form:automatic-focus="false" form:apply-design-mode="false"/>
        <draw:frame presentation:style-name="pr60" draw:text-style-name="P17" draw:layer="layout" svg:width="27.2cm" svg:height="3.185cm" svg:x="2.666cm" svg:y="9.775cm" presentation:class="title" presentation:user-transformed="true">
          <draw:text-box>
            <text:p text:style-name="P16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1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3.2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77cm" svg:y="18.7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3.2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3.2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6-08-25T01:56:29</meta:creation-date>
    <dc:creator>instigate </dc:creator>
    <dc:date>2014-07-14T18:48:04</dc:date>
    <meta:print-date>2006-08-25T01:56:29</meta:print-date>
    <meta:editing-cycles>207</meta:editing-cycles>
    <meta:editing-duration>PT32H02M49S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